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Roboto" fo:font-size="12pt" fo:background-color="#ea9999" loext:char-shading-value="0" style:font-name-asian="Roboto1" style:font-size-asian="12pt" style:font-name-complex="Roboto1" style:font-size-complex="12pt"/>
    </style:style>
    <style:style style:name="T3" style:family="text">
      <style:text-properties style:font-name="Roboto" fo:font-size="12pt" style:font-name-asian="Roboto1" style:font-size-asian="12pt" style:font-name-complex="Roboto1" style:font-size-complex="12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itle, Inquiry about an interview</text:span></text:p>
      <text:p text:style-name="P1"/>
      <text:p text:style-name="Standard"><text:span text:style-name="T1">Dear XXX organization name,</text:span></text:p>
      <text:p text:style-name="P1"/>
      <text:p text:style-name="Standard"><text:span text:style-name="T1">This is TAI-GI, an NGO that aims to promote our Dialect, Taiwanese, in Taiwan, <text:s/>which is supported by the Young Development Administration, Ministry of Education, Taiwan. <text:s/>We’re working on Taiwanese promotion to encourage the young generation to speak the tongue.</text:span></text:p>
      <text:p text:style-name="P1"/>
      <text:p text:style-name="Standard"><text:span text:style-name="T1">Our initial research showed your organization having strong experience relating to our project. We find that </text:span><text:span text:style-name="T2">Te Taura Whiri i te Reo Māori</text:span><text:span text:style-name="T3"> makes efforts to spread <text:s/></text:span><text:span text:style-name="T2">Māori</text:span><text:span text:style-name="T3"> to the whole society by some events or social media. Furthermore, </text:span><text:span text:style-name="T1">TAI-GI also wants to spread our tongue by making <text:s/>videos on social media. We sincerely hope to have an opportunity to learn from your experience.</text:span></text:p>
      <text:p text:style-name="P1"/>
      <text:p text:style-name="Standard"><text:span text:style-name="T1">We’re wondering if you could have an appointment with us in July and possibly tell us more about your organization. If possible, how do we contact you ( via Teams,Skype or Google Meet ) ? Time allotment depends on your convenience. We appreciate your consideration of our request.</text:span></text:p>
      <text:p text:style-name="P1"/>
      <text:p text:style-name="Standard"><text:span text:style-name="T1">If possible, please send a message to us using our mail below. The attachments below are our interview outline and the recommendation letter from the Ministry of Education, Taiwan.</text:span></text:p>
      <text:p text:style-name="P1"/>
      <text:p text:style-name="Standard"><text:span text:style-name="T1">Looking forward to hearing from you.</text:span></text:p>
      <text:p text:style-name="P1"/>
      <text:p text:style-name="Standard"><text:span text:style-name="T1">Warm Regards,</text:span></text:p>
      <text:p text:style-name="P1"/>
      <text:p text:style-name="Standard"><text:span text:style-name="T1">TAI-G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199" meta:character-count="1219" meta:non-whitespace-character-count="1025"/>
    <meta:generator>LibreOfficeDev/6.0.5.2$Linux_X86_64 LibreOffice_project/</meta:generator>
  </office:meta>
</office:document-meta>
</file>